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style:font-name="Liberation Mono1"/>
    </style:style>
    <style:style style:name="ce2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n</text:p>
          </table:table-cell>
          <table:table-cell/>
          <table:table-cell office:value-type="string" calcext:value-type="string">
            <text:p>sqrt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logn</text:p>
          </table:table-cell>
          <table:table-cell/>
          <table:table-cell office:value-type="string" calcext:value-type="string">
            <text:p>N^2</text:p>
          </table:table-cell>
          <table:table-cell/>
          <table:table-cell office:value-type="string" calcext:value-type="string">
            <text:p>N^3</text:p>
          </table:table-cell>
          <table:table-cell/>
          <table:table-cell office:value-type="string" calcext:value-type="string">
            <text:p>2^n</text:p>
          </table:table-cell>
          <table:table-cell/>
          <table:table-cell office:value-type="string" calcext:value-type="string">
            <text:p>n!</text:p>
          </table:table-cell>
          <table:table-cell table:number-columns-repeated="1007"/>
        </table:table-row>
        <table:table-row table:style-name="ro2">
          <table:table-cell office:value-type="float" office:value="19520208" calcext:value-type="float">
            <text:p>19520208</text:p>
          </table:table-cell>
          <table:table-cell table:style-name="ce4" office:value-type="float" office:value="0.194" calcext:value-type="float">
            <text:p>0.194</text:p>
          </table:table-cell>
          <table:table-cell table:formula="of:=0.00746012*LOG([.A2];2)+0.02715532" office:value-type="float" office:value="0.207827975787288" calcext:value-type="float">
            <text:p>0.207827975787288</text:p>
          </table:table-cell>
          <table:table-cell table:formula="of:=POWER([.C2]-[.B2];2)" office:value-type="float" office:value="0.000191212914373829" calcext:value-type="float">
            <text:p>0.000191212914374</text:p>
          </table:table-cell>
          <table:table-cell table:formula="of:=3.60714683E-019*SQRT([.A2])+0.54259847" office:value-type="float" office:value="0.542598470000002" calcext:value-type="float">
            <text:p>0.542598470000002</text:p>
          </table:table-cell>
          <table:table-cell table:formula="of:=POWER([.E2]-[.B2];2)" office:value-type="float" office:value="0.121520893286342" calcext:value-type="float">
            <text:p>0.121520893286342</text:p>
          </table:table-cell>
          <table:table-cell table:formula="of:=2.1637187E-037*[.A2]+0.55152361" office:value-type="float" office:value="0.55152361" calcext:value-type="float">
            <text:p>0.55152361</text:p>
          </table:table-cell>
          <table:table-cell table:formula="of:=POWER([.G2]-[.B2];2)" office:value-type="float" office:value="0.127823131707432" calcext:value-type="float">
            <text:p>0.127823131707432</text:p>
          </table:table-cell>
          <table:table-cell table:formula="of:=[.A2]*LOG([.A2];2)" office:value-type="float" office:value="472749475.997741" calcext:value-type="float">
            <text:p>472749475.997741</text:p>
          </table:table-cell>
          <table:table-cell table:formula="of:=POWER([.I2]-[.B2];2)" office:value-type="float" office:value="2.23492066872712E+017" calcext:value-type="float">
            <text:p>2.23492066872712E+017</text:p>
          </table:table-cell>
          <table:table-cell table:formula="of:=POWER([.A2];2)" office:value-type="float" office:value="381038520363264" calcext:value-type="float">
            <text:p>381038520363264</text:p>
          </table:table-cell>
          <table:table-cell table:formula="of:=POWER([.K2]-[.B2];2)" office:value-type="float" office:value="1.45190354000625E+029" calcext:value-type="float">
            <text:p>1.45190354000625E+029</text:p>
          </table:table-cell>
          <table:table-cell table:formula="of:=POWER([.A2];3)" office:value-type="float" office:value="7.43795117350315E+021" calcext:value-type="float">
            <text:p>7.43795117350315E+021</text:p>
          </table:table-cell>
          <table:table-cell table:formula="of:=POWER([.M2]-[.B2];2)" office:value-type="float" office:value="5.53231176594169E+043" calcext:value-type="float">
            <text:p>5.53231176594169E+043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2" office:value-type="float" office:value="195202088" calcext:value-type="float">
            <text:p>195202088</text:p>
          </table:table-cell>
          <table:table-cell table:style-name="ce4" office:value-type="float" office:value="0.215" calcext:value-type="float">
            <text:p>0.215</text:p>
          </table:table-cell>
          <table:table-cell table:formula="of:=0.00746012*LOG([.A3];2)+0.02715532" office:value-type="float" office:value="0.232609958447608" calcext:value-type="float">
            <text:p>0.232609958447608</text:p>
          </table:table-cell>
          <table:table-cell table:formula="of:=POWER([.C3]-[.B3];2)" office:value-type="float" office:value="0.00031011063652648" calcext:value-type="float">
            <text:p>0.000310110636526</text:p>
          </table:table-cell>
          <table:table-cell table:formula="of:=3.60714683E-019*SQRT([.A3])+0.54259847" office:value-type="float" office:value="0.542598470000005" calcext:value-type="float">
            <text:p>0.542598470000005</text:p>
          </table:table-cell>
          <table:table-cell table:formula="of:=POWER([.E3]-[.B3];2)" office:value-type="float" office:value="0.107320757546344" calcext:value-type="float">
            <text:p>0.107320757546344</text:p>
          </table:table-cell>
          <table:table-cell table:formula="of:=2.1637187E-037*[.A3]+0.55152361" office:value-type="float" office:value="0.55152361" calcext:value-type="float">
            <text:p>0.55152361</text:p>
          </table:table-cell>
          <table:table-cell table:formula="of:=POWER([.G3]-[.B3];2)" office:value-type="float" office:value="0.113248140087432" calcext:value-type="float">
            <text:p>0.113248140087432</text:p>
          </table:table-cell>
          <table:table-cell table:formula="of:=[.A3]*LOG([.A3];2)" office:value-type="float" office:value="5375942265.57457" calcext:value-type="float">
            <text:p>5375942265.57457</text:p>
          </table:table-cell>
          <table:table-cell table:formula="of:=POWER([.I3]-[.B3];2)" office:value-type="float" office:value="2.89007552404794E+019" calcext:value-type="float">
            <text:p>2.89007552404794E+019</text:p>
          </table:table-cell>
          <table:table-cell table:formula="of:=POWER([.A3];2)" office:value-type="float" office:value="3.81038551595597E+016" calcext:value-type="float">
            <text:p>3.81038551595597E+016</text:p>
          </table:table-cell>
          <table:table-cell table:formula="of:=POWER([.K3]-[.B3];2)" office:value-type="float" office:value="1.45190377802071E+033" calcext:value-type="float">
            <text:p>1.45190377802071E+033</text:p>
          </table:table-cell>
          <table:table-cell table:formula="of:=POWER([.A3];3)" office:value-type="float" office:value="7.43795208799564E+024" calcext:value-type="float">
            <text:p>7.43795208799564E+024</text:p>
          </table:table-cell>
          <table:table-cell table:formula="of:=POWER([.M3]-[.B3];2)" office:value-type="float" office:value="5.53231312633186E+049" calcext:value-type="float">
            <text:p>5.53231312633186E+049</text:p>
          </table:table-cell>
          <table:table-cell table:style-name="ce6"/>
          <table:table-cell table:number-columns-repeated="1009"/>
        </table:table-row>
        <table:table-row table:style-name="ro2">
          <table:table-cell table:style-name="ce2" office:value-type="float" office:value="1952020888" calcext:value-type="float">
            <text:p>1952020888</text:p>
          </table:table-cell>
          <table:table-cell table:style-name="ce4" office:value-type="float" office:value="0.246" calcext:value-type="float">
            <text:p>0.246</text:p>
          </table:table-cell>
          <table:table-cell table:formula="of:=0.00746012*LOG([.A4];2)+0.02715532" office:value-type="float" office:value="0.257391940710948" calcext:value-type="float">
            <text:p>0.257391940710948</text:p>
          </table:table-cell>
          <table:table-cell table:formula="of:=POWER([.C4]-[.B4];2)" office:value-type="float" office:value="0.000129776313161753" calcext:value-type="float">
            <text:p>0.000129776313162</text:p>
          </table:table-cell>
          <table:table-cell table:formula="of:=3.60714683E-019*SQRT([.A4])+0.54259847" office:value-type="float" office:value="0.542598470000016" calcext:value-type="float">
            <text:p>0.542598470000016</text:p>
          </table:table-cell>
          <table:table-cell table:formula="of:=POWER([.E4]-[.B4];2)" office:value-type="float" office:value="0.0879706524063504" calcext:value-type="float">
            <text:p>0.087970652406351</text:p>
          </table:table-cell>
          <table:table-cell table:formula="of:=2.1637187E-037*[.A4]+0.55152361" office:value-type="float" office:value="0.55152361" calcext:value-type="float">
            <text:p>0.55152361</text:p>
          </table:table-cell>
          <table:table-cell table:formula="of:=POWER([.G4]-[.B4];2)" office:value-type="float" office:value="0.0933446762674321" calcext:value-type="float">
            <text:p>0.093344676267432</text:p>
          </table:table-cell>
          <table:table-cell table:formula="of:=[.A4]*LOG([.A4];2)" office:value-type="float" office:value="60243895917.2646" calcext:value-type="float">
            <text:p>60243895917.2646</text:p>
          </table:table-cell>
          <table:table-cell table:formula="of:=POWER([.I4]-[.B4];2)" office:value-type="float" office:value="3.62932699526057E+021" calcext:value-type="float">
            <text:p>3.62932699526057E+021</text:p>
          </table:table-cell>
          <table:table-cell table:formula="of:=POWER([.A4];2)" office:value-type="float" office:value="3.81038554718831E+018" calcext:value-type="float">
            <text:p>3.81038554718831E+018</text:p>
          </table:table-cell>
          <table:table-cell table:formula="of:=POWER([.K4]-[.B4];2)" office:value-type="float" office:value="1.45190380182215E+037" calcext:value-type="float">
            <text:p>1.45190380182215E+037</text:p>
          </table:table-cell>
          <table:table-cell table:formula="of:=POWER([.A4];3)" office:value-type="float" office:value="7.43795217944489E+027" calcext:value-type="float">
            <text:p>7.43795217944489E+027</text:p>
          </table:table-cell>
          <table:table-cell table:formula="of:=POWER([.M4]-[.B4];2)" office:value-type="float" office:value="5.5323132623709E+055" calcext:value-type="float">
            <text:p>5.5323132623709E+055</text:p>
          </table:table-cell>
          <table:table-cell table:style-name="ce6"/>
          <table:table-cell table:number-columns-repeated="1009"/>
        </table:table-row>
        <table:table-row table:style-name="ro2">
          <table:table-cell table:style-name="ce3" office:value-type="float" office:value="19520208888" calcext:value-type="float">
            <text:p>19520208888</text:p>
          </table:table-cell>
          <table:table-cell table:style-name="ce5" office:value-type="float" office:value="0.288" calcext:value-type="float">
            <text:p>0.288</text:p>
          </table:table-cell>
          <table:table-cell table:formula="of:=0.00746012*LOG([.A5];2)+0.02715532" office:value-type="float" office:value="0.28217392293459" calcext:value-type="float">
            <text:p>0.28217392293459</text:p>
          </table:table-cell>
          <table:table-cell table:formula="of:=POWER([.C5]-[.B5];2)" office:value-type="float" office:value="0.0000339431739720976" calcext:value-type="float">
            <text:p>3.39431739720976E-05</text:p>
          </table:table-cell>
          <table:table-cell table:formula="of:=3.60714683E-019*SQRT([.A5])+0.54259847" office:value-type="float" office:value="0.54259847000005" calcext:value-type="float">
            <text:p>0.54259847000005</text:p>
          </table:table-cell>
          <table:table-cell table:formula="of:=POWER([.E5]-[.B5];2)" office:value-type="float" office:value="0.0648203809263666" calcext:value-type="float">
            <text:p>0.064820380926367</text:p>
          </table:table-cell>
          <table:table-cell table:formula="of:=2.1637187E-037*[.A5]+0.55152361" office:value-type="float" office:value="0.55152361" calcext:value-type="float">
            <text:p>0.55152361</text:p>
          </table:table-cell>
          <table:table-cell table:formula="of:=POWER([.G5]-[.B5];2)" office:value-type="float" office:value="0.0694446930274321" calcext:value-type="float">
            <text:p>0.069444693027432</text:p>
          </table:table-cell>
          <table:table-cell table:formula="of:=[.A5]*LOG([.A5];2)" office:value-type="float" office:value="667283689754.203" calcext:value-type="float">
            <text:p>667283689754.203</text:p>
          </table:table-cell>
          <table:table-cell table:formula="of:=POWER([.I5]-[.B5];2)" office:value-type="float" office:value="4.45267522611599E+023" calcext:value-type="float">
            <text:p>4.45267522611599E+023</text:p>
          </table:table-cell>
          <table:table-cell table:formula="of:=POWER([.A5];2)" office:value-type="float" office:value="3.81038555031154E+020" calcext:value-type="float">
            <text:p>3.81038555031154E+020</text:p>
          </table:table-cell>
          <table:table-cell table:formula="of:=POWER([.K5]-[.B5];2)" office:value-type="float" office:value="1.4519038042023E+041" calcext:value-type="float">
            <text:p>1.4519038042023E+041</text:p>
          </table:table-cell>
          <table:table-cell table:formula="of:=POWER([.A5];3)" office:value-type="float" office:value="7.43795218858981E+030" calcext:value-type="float">
            <text:p>7.43795218858981E+030</text:p>
          </table:table-cell>
          <table:table-cell table:formula="of:=POWER([.M5]-[.B5];2)" office:value-type="float" office:value="5.5323132759748E+061" calcext:value-type="float">
            <text:p>5.5323132759748E+061</text:p>
          </table:table-cell>
          <table:table-cell table:style-name="ce6"/>
          <table:table-cell table:number-columns-repeated="1009"/>
        </table:table-row>
        <table:table-row table:style-name="ro2">
          <table:table-cell table:style-name="ce3" office:value-type="float" office:value="195202088888" calcext:value-type="float">
            <text:p>195202088888</text:p>
          </table:table-cell>
          <table:table-cell table:style-name="ce5" office:value-type="float" office:value="0.3" calcext:value-type="float">
            <text:p>0.3</text:p>
          </table:table-cell>
          <table:table-cell table:formula="of:=0.00746012*LOG([.A6];2)+0.02715532" office:value-type="float" office:value="0.306955905154262" calcext:value-type="float">
            <text:p>0.306955905154262</text:p>
          </table:table-cell>
          <table:table-cell table:formula="of:=POWER([.C6]-[.B6];2)" office:value-type="float" office:value="0.0000483846165150907" calcext:value-type="float">
            <text:p>4.83846165150907E-05</text:p>
          </table:table-cell>
          <table:table-cell table:formula="of:=3.60714683E-019*SQRT([.A6])+0.54259847" office:value-type="float" office:value="0.542598470000159" calcext:value-type="float">
            <text:p>0.542598470000159</text:p>
          </table:table-cell>
          <table:table-cell table:formula="of:=POWER([.E6]-[.B6];2)" office:value-type="float" office:value="0.0588540176464182" calcext:value-type="float">
            <text:p>0.058854017646418</text:p>
          </table:table-cell>
          <table:table-cell table:formula="of:=2.1637187E-037*[.A6]+0.55152361" office:value-type="float" office:value="0.55152361" calcext:value-type="float">
            <text:p>0.55152361</text:p>
          </table:table-cell>
          <table:table-cell table:formula="of:=POWER([.G6]-[.B6];2)" office:value-type="float" office:value="0.0632641263874321" calcext:value-type="float">
            <text:p>0.063264126387432</text:p>
          </table:table-cell>
          <table:table-cell table:formula="of:=[.A6]*LOG([.A6];2)" office:value-type="float" office:value="7321284201084.79" calcext:value-type="float">
            <text:p>7321284201084.79</text:p>
          </table:table-cell>
          <table:table-cell table:formula="of:=POWER([.I6]-[.B6];2)" office:value-type="float" office:value="5.36012023530494E+025" calcext:value-type="float">
            <text:p>5.36012023530494E+025</text:p>
          </table:table-cell>
          <table:table-cell table:formula="of:=POWER([.A6];2)" office:value-type="float" office:value="3.81038555062387E+022" calcext:value-type="float">
            <text:p>3.81038555062387E+022</text:p>
          </table:table-cell>
          <table:table-cell table:formula="of:=POWER([.K6]-[.B6];2)" office:value-type="float" office:value="1.45190380444031E+045" calcext:value-type="float">
            <text:p>1.45190380444031E+045</text:p>
          </table:table-cell>
          <table:table-cell table:formula="of:=POWER([.A6];3)" office:value-type="float" office:value="7.43795218950431E+033" calcext:value-type="float">
            <text:p>7.43795218950431E+033</text:p>
          </table:table-cell>
          <table:table-cell table:formula="of:=POWER([.M6]-[.B6];2)" office:value-type="float" office:value="5.53231327733519E+067" calcext:value-type="float">
            <text:p>5.53231327733519E+067</text:p>
          </table:table-cell>
          <table:table-cell table:style-name="ce6"/>
          <table:table-cell table:number-columns-repeated="1009"/>
        </table:table-row>
        <table:table-row table:style-name="ro2">
          <table:table-cell table:style-name="ce3" office:value-type="float" office:value="1952020888888" calcext:value-type="float">
            <text:p>1952020888888</text:p>
          </table:table-cell>
          <table:table-cell table:style-name="ce5" office:value-type="float" office:value="0.334" calcext:value-type="float">
            <text:p>0.334</text:p>
          </table:table-cell>
          <table:table-cell table:formula="of:=0.00746012*LOG([.A7];2)+0.02715532" office:value-type="float" office:value="0.331737887373537" calcext:value-type="float">
            <text:p>0.331737887373537</text:p>
          </table:table-cell>
          <table:table-cell table:formula="of:=POWER([.C7]-[.B7];2)" office:value-type="float" office:value="0.00000511715353480197" calcext:value-type="float">
            <text:p>5.11715353480197E-06</text:p>
          </table:table-cell>
          <table:table-cell table:formula="of:=3.60714683E-019*SQRT([.A7])+0.54259847" office:value-type="float" office:value="0.542598470000504" calcext:value-type="float">
            <text:p>0.542598470000504</text:p>
          </table:table-cell>
          <table:table-cell table:formula="of:=POWER([.E7]-[.B7];2)" office:value-type="float" office:value="0.0435133216865512" calcext:value-type="float">
            <text:p>0.043513321686551</text:p>
          </table:table-cell>
          <table:table-cell table:formula="of:=2.1637187E-037*[.A7]+0.55152361" office:value-type="float" office:value="0.55152361" calcext:value-type="float">
            <text:p>0.55152361</text:p>
          </table:table-cell>
          <table:table-cell table:formula="of:=POWER([.G7]-[.B7];2)" office:value-type="float" office:value="0.0473165209074321" calcext:value-type="float">
            <text:p>0.047316520907432</text:p>
          </table:table-cell>
          <table:table-cell table:formula="of:=[.A7]*LOG([.A7];2)" office:value-type="float" office:value="79697315043763.6" calcext:value-type="float">
            <text:p>79697315043763.6</text:p>
          </table:table-cell>
          <table:table-cell table:formula="of:=POWER([.I7]-[.B7];2)" office:value-type="float" office:value="6.35166202518485E+027" calcext:value-type="float">
            <text:p>6.35166202518485E+027</text:p>
          </table:table-cell>
          <table:table-cell table:formula="of:=POWER([.A7];2)" office:value-type="float" office:value="3.8103855506551E+024" calcext:value-type="float">
            <text:p>3.8103855506551E+024</text:p>
          </table:table-cell>
          <table:table-cell table:formula="of:=POWER([.K7]-[.B7];2)" office:value-type="float" office:value="1.45190380446412E+049" calcext:value-type="float">
            <text:p>1.45190380446412E+049</text:p>
          </table:table-cell>
          <table:table-cell table:formula="of:=POWER([.A7];3)" office:value-type="float" office:value="7.43795218959576E+036" calcext:value-type="float">
            <text:p>7.43795218959576E+036</text:p>
          </table:table-cell>
          <table:table-cell table:formula="of:=POWER([.M7]-[.B7];2)" office:value-type="float" office:value="5.53231327747123E+073" calcext:value-type="float">
            <text:p>5.53231327747123E+073</text:p>
          </table:table-cell>
          <table:table-cell table:style-name="ce6"/>
          <table:table-cell table:number-columns-repeated="1009"/>
        </table:table-row>
        <table:table-row table:style-name="ro2">
          <table:table-cell table:style-name="ce3" office:value-type="float" office:value="19520208888888" calcext:value-type="float">
            <text:p>19520208888888</text:p>
          </table:table-cell>
          <table:table-cell table:style-name="ce5" office:value-type="float" office:value="0.357" calcext:value-type="float">
            <text:p>0.357</text:p>
          </table:table-cell>
          <table:table-cell table:formula="of:=0.00746012*LOG([.A8];2)+0.02715532" office:value-type="float" office:value="0.356519869592773" calcext:value-type="float">
            <text:p>0.356519869592773</text:p>
          </table:table-cell>
          <table:table-cell table:formula="of:=POWER([.C8]-[.B8];2)" office:value-type="float" office:value="0.000000230525207944122" calcext:value-type="float">
            <text:p>2.30525207944122E-07</text:p>
          </table:table-cell>
          <table:table-cell table:formula="of:=3.60714683E-019*SQRT([.A8])+0.54259847" office:value-type="float" office:value="0.542598470001594" calcext:value-type="float">
            <text:p>0.542598470001594</text:p>
          </table:table-cell>
          <table:table-cell table:formula="of:=POWER([.E8]-[.B8];2)" office:value-type="float" office:value="0.0344467920669325" calcext:value-type="float">
            <text:p>0.034446792066933</text:p>
          </table:table-cell>
          <table:table-cell table:formula="of:=2.1637187E-037*[.A8]+0.55152361" office:value-type="float" office:value="0.55152361" calcext:value-type="float">
            <text:p>0.55152361</text:p>
          </table:table-cell>
          <table:table-cell table:formula="of:=POWER([.G8]-[.B8];2)" office:value-type="float" office:value="0.0378394348474321" calcext:value-type="float">
            <text:p>0.037839434847432</text:p>
          </table:table-cell>
          <table:table-cell table:formula="of:=[.A8]*LOG([.A8];2)" office:value-type="float" office:value="861817880764041" calcext:value-type="float">
            <text:p>861817880764041</text:p>
          </table:table-cell>
          <table:table-cell table:formula="of:=POWER([.I8]-[.B8];2)" office:value-type="float" office:value="7.42730059604622E+029" calcext:value-type="float">
            <text:p>7.42730059604622E+029</text:p>
          </table:table-cell>
          <table:table-cell table:formula="of:=POWER([.A8];2)" office:value-type="float" office:value="3.81038555065822E+026" calcext:value-type="float">
            <text:p>3.81038555065822E+026</text:p>
          </table:table-cell>
          <table:table-cell table:formula="of:=POWER([.K8]-[.B8];2)" office:value-type="float" office:value="1.4519038044665E+053" calcext:value-type="float">
            <text:p>1.4519038044665E+053</text:p>
          </table:table-cell>
          <table:table-cell table:formula="of:=POWER([.A8];3)" office:value-type="float" office:value="7.4379521896049E+039" calcext:value-type="float">
            <text:p>7.4379521896049E+039</text:p>
          </table:table-cell>
          <table:table-cell table:formula="of:=POWER([.M8]-[.B8];2)" office:value-type="float" office:value="5.53231327748483E+079" calcext:value-type="float">
            <text:p>5.53231327748483E+079</text:p>
          </table:table-cell>
          <table:table-cell table:style-name="ce6"/>
          <table:table-cell table:number-columns-repeated="1009"/>
        </table:table-row>
        <table:table-row table:style-name="ro2">
          <table:table-cell table:style-name="ce3" office:value-type="float" office:value="195202088888888" calcext:value-type="float">
            <text:p>195202088888888</text:p>
          </table:table-cell>
          <table:table-cell table:style-name="ce5" office:value-type="float" office:value="0.374" calcext:value-type="float">
            <text:p>0.374</text:p>
          </table:table-cell>
          <table:table-cell table:formula="of:=0.00746012*LOG([.A9];2)+0.02715532" office:value-type="float" office:value="0.381301851812004" calcext:value-type="float">
            <text:p>0.381301851812004</text:p>
          </table:table-cell>
          <table:table-cell table:formula="of:=POWER([.C9]-[.B9];2)" office:value-type="float" office:value="0.0000533170398844724" calcext:value-type="float">
            <text:p>5.33170398844724E-05</text:p>
          </table:table-cell>
          <table:table-cell table:formula="of:=3.60714683E-019*SQRT([.A9])+0.54259847" office:value-type="float" office:value="0.54259847000504" calcext:value-type="float">
            <text:p>0.54259847000504</text:p>
          </table:table-cell>
          <table:table-cell table:formula="of:=POWER([.E9]-[.B9];2)" office:value-type="float" office:value="0.0284254440880403" calcext:value-type="float">
            <text:p>0.02842544408804</text:p>
          </table:table-cell>
          <table:table-cell table:formula="of:=2.1637187E-037*[.A9]+0.55152361" office:value-type="float" office:value="0.55152361" calcext:value-type="float">
            <text:p>0.55152361</text:p>
          </table:table-cell>
          <table:table-cell table:formula="of:=POWER([.G9]-[.B9];2)" office:value-type="float" office:value="0.0315146321074321" calcext:value-type="float">
            <text:p>0.031514632107432</text:p>
          </table:table-cell>
          <table:table-cell table:formula="of:=[.A9]*LOG([.A9];2)" office:value-type="float" office:value="9.26662611090147E+015" calcext:value-type="float">
            <text:p>9.26662611090147E+015</text:p>
          </table:table-cell>
          <table:table-cell table:formula="of:=POWER([.I9]-[.B9];2)" office:value-type="float" office:value="8.5870359479241E+031" calcext:value-type="float">
            <text:p>8.5870359479241E+031</text:p>
          </table:table-cell>
          <table:table-cell table:formula="of:=POWER([.A9];2)" office:value-type="float" office:value="3.81038555065853E+028" calcext:value-type="float">
            <text:p>3.81038555065853E+028</text:p>
          </table:table-cell>
          <table:table-cell table:formula="of:=POWER([.K9]-[.B9];2)" office:value-type="float" office:value="1.45190380446673E+057" calcext:value-type="float">
            <text:p>1.45190380446673E+057</text:p>
          </table:table-cell>
          <table:table-cell table:formula="of:=POWER([.A9];3)" office:value-type="float" office:value="7.43795218960582E+042" calcext:value-type="float">
            <text:p>7.43795218960582E+042</text:p>
          </table:table-cell>
          <table:table-cell table:formula="of:=POWER([.M9]-[.B9];2)" office:value-type="float" office:value="5.53231327748619E+085" calcext:value-type="float">
            <text:p>5.53231327748619E+085</text:p>
          </table:table-cell>
          <table:table-cell table:style-name="ce6"/>
          <table:table-cell table:number-columns-repeated="1009"/>
        </table:table-row>
        <table:table-row table:style-name="ro2">
          <table:table-cell table:style-name="ce3" office:value-type="float" office:value="1952020888888888" calcext:value-type="float">
            <text:p>1952020888888888</text:p>
          </table:table-cell>
          <table:table-cell table:style-name="ce5" office:value-type="float" office:value="0.417" calcext:value-type="float">
            <text:p>0.417</text:p>
          </table:table-cell>
          <table:table-cell table:formula="of:=0.00746012*LOG([.A10];2)+0.02715532" office:value-type="float" office:value="0.406083834031236" calcext:value-type="float">
            <text:p>0.406083834031236</text:p>
          </table:table-cell>
          <table:table-cell table:formula="of:=POWER([.C10]-[.B10];2)" office:value-type="float" office:value="0.00011916267945761" calcext:value-type="float">
            <text:p>0.000119162679458</text:p>
          </table:table-cell>
          <table:table-cell table:formula="of:=3.60714683E-019*SQRT([.A10])+0.54259847" office:value-type="float" office:value="0.542598470015937" calcext:value-type="float">
            <text:p>0.542598470015937</text:p>
          </table:table-cell>
          <table:table-cell table:formula="of:=POWER([.E10]-[.B10];2)" office:value-type="float" office:value="0.0157749756703443" calcext:value-type="float">
            <text:p>0.015774975670344</text:p>
          </table:table-cell>
          <table:table-cell table:formula="of:=2.1637187E-037*[.A10]+0.55152361" office:value-type="float" office:value="0.55152361" calcext:value-type="float">
            <text:p>0.55152361</text:p>
          </table:table-cell>
          <table:table-cell table:formula="of:=POWER([.G10]-[.B10];2)" office:value-type="float" office:value="0.0180966016474321" calcext:value-type="float">
            <text:p>0.018096601647432</text:p>
          </table:table-cell>
          <table:table-cell table:formula="of:=[.A10]*LOG([.A10];2)" office:value-type="float" office:value="9.91507341416221E+016" calcext:value-type="float">
            <text:p>9.91507341416221E+016</text:p>
          </table:table-cell>
          <table:table-cell table:formula="of:=POWER([.I10]-[.B10];2)" office:value-type="float" office:value="9.83086808082263E+033" calcext:value-type="float">
            <text:p>9.83086808082263E+033</text:p>
          </table:table-cell>
          <table:table-cell table:formula="of:=POWER([.A10];2)" office:value-type="float" office:value="3.81038555065856E+030" calcext:value-type="float">
            <text:p>3.81038555065856E+030</text:p>
          </table:table-cell>
          <table:table-cell table:formula="of:=POWER([.K10]-[.B10];2)" office:value-type="float" office:value="1.45190380446676E+061" calcext:value-type="float">
            <text:p>1.45190380446676E+061</text:p>
          </table:table-cell>
          <table:table-cell table:formula="of:=POWER([.A10];3)" office:value-type="float" office:value="7.43795218960591E+045" calcext:value-type="float">
            <text:p>7.43795218960591E+045</text:p>
          </table:table-cell>
          <table:table-cell table:formula="of:=POWER([.M10]-[.B10];2)" office:value-type="float" office:value="5.53231327748633E+091" calcext:value-type="float">
            <text:p>5.53231327748633E+091</text:p>
          </table:table-cell>
          <table:table-cell table:style-name="ce6"/>
          <table:table-cell table:number-columns-repeated="1009"/>
        </table:table-row>
        <table:table-row table:style-name="ro2">
          <table:table-cell table:style-name="ce3" office:value-type="float" office:value="1.95202088888889E+016" calcext:value-type="float">
            <text:p>1.95202088888889E+016</text:p>
          </table:table-cell>
          <table:table-cell table:style-name="ce5" office:value-type="float" office:value="0.447" calcext:value-type="float">
            <text:p>0.447</text:p>
          </table:table-cell>
          <table:table-cell table:formula="of:=0.00746012*LOG([.A11];2)+0.02715532" office:value-type="float" office:value="0.430865816250467" calcext:value-type="float">
            <text:p>0.430865816250467</text:p>
          </table:table-cell>
          <table:table-cell table:formula="of:=POWER([.C11]-[.B11];2)" office:value-type="float" office:value="0.000260311885263708" calcext:value-type="float">
            <text:p>0.000260311885264</text:p>
          </table:table-cell>
          <table:table-cell table:formula="of:=3.60714683E-019*SQRT([.A11])+0.54259847" office:value-type="float" office:value="0.542598470050397" calcext:value-type="float">
            <text:p>0.542598470050397</text:p>
          </table:table-cell>
          <table:table-cell table:formula="of:=POWER([.E11]-[.B11];2)" office:value-type="float" office:value="0.00913906747597669" calcext:value-type="float">
            <text:p>0.009139067475977</text:p>
          </table:table-cell>
          <table:table-cell table:formula="of:=2.1637187E-037*[.A11]+0.55152361" office:value-type="float" office:value="0.55152361" calcext:value-type="float">
            <text:p>0.55152361</text:p>
          </table:table-cell>
          <table:table-cell table:formula="of:=POWER([.G11]-[.B11];2)" office:value-type="float" office:value="0.0109251850474321" calcext:value-type="float">
            <text:p>0.010925185047432</text:p>
          </table:table-cell>
          <table:table-cell table:formula="of:=[.A11]*LOG([.A11];2)" office:value-type="float" office:value="1.05635207174229E+018" calcext:value-type="float">
            <text:p>1.05635207174229E+018</text:p>
          </table:table-cell>
          <table:table-cell table:formula="of:=POWER([.I11]-[.B11];2)" office:value-type="float" office:value="1.11587969947423E+036" calcext:value-type="float">
            <text:p>1.11587969947423E+036</text:p>
          </table:table-cell>
          <table:table-cell table:formula="of:=POWER([.A11];2)" office:value-type="float" office:value="3.81038555065857E+032" calcext:value-type="float">
            <text:p>3.81038555065857E+032</text:p>
          </table:table-cell>
          <table:table-cell table:formula="of:=POWER([.K11]-[.B11];2)" office:value-type="float" office:value="1.45190380446676E+065" calcext:value-type="float">
            <text:p>1.45190380446676E+065</text:p>
          </table:table-cell>
          <table:table-cell table:formula="of:=POWER([.A11];3)" office:value-type="float" office:value="7.43795218960592E+048" calcext:value-type="float">
            <text:p>7.43795218960592E+048</text:p>
          </table:table-cell>
          <table:table-cell table:formula="of:=POWER([.M11]-[.B11];2)" office:value-type="float" office:value="5.53231327748634E+097" calcext:value-type="float">
            <text:p>5.53231327748634E+097</text:p>
          </table:table-cell>
          <table:table-cell table:style-name="ce6"/>
          <table:table-cell table:number-columns-repeated="1009"/>
        </table:table-row>
        <table:table-row table:style-name="ro2">
          <table:table-cell table:style-name="ce3" office:value-type="float" office:value="1.95202088888889E+017" calcext:value-type="float">
            <text:p>1.95202088888889E+017</text:p>
          </table:table-cell>
          <table:table-cell table:style-name="ce5" office:value-type="float" office:value="0.486" calcext:value-type="float">
            <text:p>0.486</text:p>
          </table:table-cell>
          <table:table-cell table:formula="of:=0.00746012*LOG([.A12];2)+0.02715532" office:value-type="float" office:value="0.455647798469698" calcext:value-type="float">
            <text:p>0.455647798469698</text:p>
          </table:table-cell>
          <table:table-cell table:formula="of:=POWER([.C12]-[.B12];2)" office:value-type="float" office:value="0.00092125613773608" calcext:value-type="float">
            <text:p>0.000921256137736</text:p>
          </table:table-cell>
          <table:table-cell table:formula="of:=3.60714683E-019*SQRT([.A12])+0.54259847" office:value-type="float" office:value="0.54259847015937" calcext:value-type="float">
            <text:p>0.54259847015937</text:p>
          </table:table-cell>
          <table:table-cell table:formula="of:=POWER([.E12]-[.B12];2)" office:value-type="float" office:value="0.00320338682438109" calcext:value-type="float">
            <text:p>0.003203386824381</text:p>
          </table:table-cell>
          <table:table-cell table:formula="of:=2.1637187E-037*[.A12]+0.55152361" office:value-type="float" office:value="0.55152361" calcext:value-type="float">
            <text:p>0.55152361</text:p>
          </table:table-cell>
          <table:table-cell table:formula="of:=POWER([.G12]-[.B12];2)" office:value-type="float" office:value="0.00429334346743211" calcext:value-type="float">
            <text:p>0.004293343467432</text:p>
          </table:table-cell>
          <table:table-cell table:formula="of:=[.A12]*LOG([.A12];2)" office:value-type="float" office:value="1.12119680206836E+019" calcext:value-type="float">
            <text:p>1.12119680206836E+019</text:p>
          </table:table-cell>
          <table:table-cell table:formula="of:=POWER([.I12]-[.B12];2)" office:value-type="float" office:value="1.25708226896832E+038" calcext:value-type="float">
            <text:p>1.25708226896832E+038</text:p>
          </table:table-cell>
          <table:table-cell table:formula="of:=POWER([.A12];2)" office:value-type="float" office:value="3.81038555065857E+034" calcext:value-type="float">
            <text:p>3.81038555065857E+034</text:p>
          </table:table-cell>
          <table:table-cell table:formula="of:=POWER([.K12]-[.B12];2)" office:value-type="float" office:value="1.45190380446676E+069" calcext:value-type="float">
            <text:p>1.45190380446676E+069</text:p>
          </table:table-cell>
          <table:table-cell table:formula="of:=POWER([.A12];3)" office:value-type="float" office:value="7.43795218960592E+051" calcext:value-type="float">
            <text:p>7.43795218960592E+051</text:p>
          </table:table-cell>
          <table:table-cell table:formula="of:=POWER([.M12]-[.B12];2)" office:value-type="float" office:value="5.53231327748634E+103" calcext:value-type="float">
            <text:p>5.53231327748634E+103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18" calcext:value-type="float">
            <text:p>1.95202088888889E+018</text:p>
          </table:table-cell>
          <table:table-cell table:style-name="ce5" office:value-type="float" office:value="0.489" calcext:value-type="float">
            <text:p>0.489</text:p>
          </table:table-cell>
          <table:table-cell table:formula="of:=0.00746012*LOG([.A13];2)+0.02715532" office:value-type="float" office:value="0.480429780688929" calcext:value-type="float">
            <text:p>0.480429780688929</text:p>
          </table:table-cell>
          <table:table-cell table:formula="of:=POWER([.C13]-[.B13];2)" office:value-type="float" office:value="0.0000734486590398561" calcext:value-type="float">
            <text:p>7.34486590398561E-05</text:p>
          </table:table-cell>
          <table:table-cell table:formula="of:=3.60714683E-019*SQRT([.A13])+0.54259847" office:value-type="float" office:value="0.542598470503972" calcext:value-type="float">
            <text:p>0.542598470503972</text:p>
          </table:table-cell>
          <table:table-cell table:formula="of:=POWER([.E13]-[.B13];2)" office:value-type="float" office:value="0.00287279604036511" calcext:value-type="float">
            <text:p>0.002872796040365</text:p>
          </table:table-cell>
          <table:table-cell table:formula="of:=2.1637187E-037*[.A13]+0.55152361" office:value-type="float" office:value="0.55152361" calcext:value-type="float">
            <text:p>0.55152361</text:p>
          </table:table-cell>
          <table:table-cell table:formula="of:=POWER([.G13]-[.B13];2)" office:value-type="float" office:value="0.00390920180743211" calcext:value-type="float">
            <text:p>0.003909201807432</text:p>
          </table:table-cell>
          <table:table-cell table:formula="of:=[.A13]*LOG([.A13];2)" office:value-type="float" office:value="1.18604153239443E+020" calcext:value-type="float">
            <text:p>1.18604153239443E+020</text:p>
          </table:table-cell>
          <table:table-cell table:formula="of:=POWER([.I13]-[.B13];2)" office:value-type="float" office:value="1.40669451656453E+040" calcext:value-type="float">
            <text:p>1.40669451656453E+040</text:p>
          </table:table-cell>
          <table:table-cell table:formula="of:=POWER([.A13];2)" office:value-type="float" office:value="3.81038555065857E+036" calcext:value-type="float">
            <text:p>3.81038555065857E+036</text:p>
          </table:table-cell>
          <table:table-cell table:formula="of:=POWER([.K13]-[.B13];2)" office:value-type="float" office:value="1.45190380446676E+073" calcext:value-type="float">
            <text:p>1.45190380446676E+073</text:p>
          </table:table-cell>
          <table:table-cell table:formula="of:=POWER([.A13];3)" office:value-type="float" office:value="7.43795218960592E+054" calcext:value-type="float">
            <text:p>7.43795218960592E+054</text:p>
          </table:table-cell>
          <table:table-cell table:formula="of:=POWER([.M13]-[.B13];2)" office:value-type="float" office:value="5.53231327748634E+109" calcext:value-type="float">
            <text:p>5.53231327748634E+109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19" calcext:value-type="float">
            <text:p>1.95202088888889E+019</text:p>
          </table:table-cell>
          <table:table-cell table:style-name="ce5" office:value-type="float" office:value="0.528" calcext:value-type="float">
            <text:p>0.528</text:p>
          </table:table-cell>
          <table:table-cell table:formula="of:=0.00746012*LOG([.A14];2)+0.02715532" office:value-type="float" office:value="0.50521176290816" calcext:value-type="float">
            <text:p>0.50521176290816</text:p>
          </table:table-cell>
          <table:table-cell table:formula="of:=POWER([.C14]-[.B14];2)" office:value-type="float" office:value="0.000519303749753911" calcext:value-type="float">
            <text:p>0.000519303749754</text:p>
          </table:table-cell>
          <table:table-cell table:formula="of:=3.60714683E-019*SQRT([.A14])+0.54259847" office:value-type="float" office:value="0.542598471593698" calcext:value-type="float">
            <text:p>0.542598471593698</text:p>
          </table:table-cell>
          <table:table-cell table:formula="of:=POWER([.E14]-[.B14];2)" office:value-type="float" office:value="0.00021311537287201" calcext:value-type="float">
            <text:p>0.000213115372872</text:p>
          </table:table-cell>
          <table:table-cell table:formula="of:=2.1637187E-037*[.A14]+0.55152361" office:value-type="float" office:value="0.55152361" calcext:value-type="float">
            <text:p>0.55152361</text:p>
          </table:table-cell>
          <table:table-cell table:formula="of:=POWER([.G14]-[.B14];2)" office:value-type="float" office:value="0.000553360227432101" calcext:value-type="float">
            <text:p>0.000553360227432</text:p>
          </table:table-cell>
          <table:table-cell table:formula="of:=[.A14]*LOG([.A14];2)" office:value-type="float" office:value="1.2508862627205E+021" calcext:value-type="float">
            <text:p>1.2508862627205E+021</text:p>
          </table:table-cell>
          <table:table-cell table:formula="of:=POWER([.I14]-[.B14];2)" office:value-type="float" office:value="1.56471644226286E+042" calcext:value-type="float">
            <text:p>1.56471644226286E+042</text:p>
          </table:table-cell>
          <table:table-cell table:formula="of:=POWER([.A14];2)" office:value-type="float" office:value="3.81038555065857E+038" calcext:value-type="float">
            <text:p>3.81038555065857E+038</text:p>
          </table:table-cell>
          <table:table-cell table:formula="of:=POWER([.K14]-[.B14];2)" office:value-type="float" office:value="1.45190380446676E+077" calcext:value-type="float">
            <text:p>1.45190380446676E+077</text:p>
          </table:table-cell>
          <table:table-cell table:formula="of:=POWER([.A14];3)" office:value-type="float" office:value="7.43795218960592E+057" calcext:value-type="float">
            <text:p>7.43795218960592E+057</text:p>
          </table:table-cell>
          <table:table-cell table:formula="of:=POWER([.M14]-[.B14];2)" office:value-type="float" office:value="5.53231327748634E+115" calcext:value-type="float">
            <text:p>5.53231327748634E+115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0" calcext:value-type="float">
            <text:p>1.95202088888889E+020</text:p>
          </table:table-cell>
          <table:table-cell table:style-name="ce5" office:value-type="float" office:value="0.536" calcext:value-type="float">
            <text:p>0.536</text:p>
          </table:table-cell>
          <table:table-cell table:formula="of:=0.00746012*LOG([.A15];2)+0.02715532" office:value-type="float" office:value="0.529993745127391" calcext:value-type="float">
            <text:p>0.529993745127391</text:p>
          </table:table-cell>
          <table:table-cell table:formula="of:=POWER([.C15]-[.B15];2)" office:value-type="float" office:value="0.000036075097594739" calcext:value-type="float">
            <text:p>3.6075097594739E-05</text:p>
          </table:table-cell>
          <table:table-cell table:formula="of:=3.60714683E-019*SQRT([.A15])+0.54259847" office:value-type="float" office:value="0.542598475039716" calcext:value-type="float">
            <text:p>0.542598475039716</text:p>
          </table:table-cell>
          <table:table-cell table:formula="of:=POWER([.E15]-[.B15];2)" office:value-type="float" office:value="0.0000435398728497536" calcext:value-type="float">
            <text:p>4.35398728497536E-05</text:p>
          </table:table-cell>
          <table:table-cell table:formula="of:=2.1637187E-037*[.A15]+0.55152361" office:value-type="float" office:value="0.55152361" calcext:value-type="float">
            <text:p>0.55152361</text:p>
          </table:table-cell>
          <table:table-cell table:formula="of:=POWER([.G15]-[.B15];2)" office:value-type="float" office:value="0.000240982467432101" calcext:value-type="float">
            <text:p>0.000240982467432</text:p>
          </table:table-cell>
          <table:table-cell table:formula="of:=[.A15]*LOG([.A15];2)" office:value-type="float" office:value="1.31573099304657E+022" calcext:value-type="float">
            <text:p>1.31573099304657E+022</text:p>
          </table:table-cell>
          <table:table-cell table:formula="of:=POWER([.I15]-[.B15];2)" office:value-type="float" office:value="1.73114804606332E+044" calcext:value-type="float">
            <text:p>1.73114804606332E+044</text:p>
          </table:table-cell>
          <table:table-cell table:formula="of:=POWER([.A15];2)" office:value-type="float" office:value="3.81038555065857E+040" calcext:value-type="float">
            <text:p>3.81038555065857E+040</text:p>
          </table:table-cell>
          <table:table-cell table:formula="of:=POWER([.K15]-[.B15];2)" office:value-type="float" office:value="1.45190380446676E+081" calcext:value-type="float">
            <text:p>1.45190380446676E+081</text:p>
          </table:table-cell>
          <table:table-cell table:formula="of:=POWER([.A15];3)" office:value-type="float" office:value="7.43795218960592E+060" calcext:value-type="float">
            <text:p>7.43795218960592E+060</text:p>
          </table:table-cell>
          <table:table-cell table:formula="of:=POWER([.M15]-[.B15];2)" office:value-type="float" office:value="5.53231327748634E+121" calcext:value-type="float">
            <text:p>5.53231327748634E+121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1" calcext:value-type="float">
            <text:p>1.95202088888889E+021</text:p>
          </table:table-cell>
          <table:table-cell table:style-name="ce5" office:value-type="float" office:value="0.549" calcext:value-type="float">
            <text:p>0.549</text:p>
          </table:table-cell>
          <table:table-cell table:formula="of:=0.00746012*LOG([.A16];2)+0.02715532" office:value-type="float" office:value="0.554775727346622" calcext:value-type="float">
            <text:p>0.554775727346622</text:p>
          </table:table-cell>
          <table:table-cell table:formula="of:=POWER([.C16]-[.B16];2)" office:value-type="float" office:value="0.00003335902638252" calcext:value-type="float">
            <text:p>3.335902638252E-05</text:p>
          </table:table-cell>
          <table:table-cell table:formula="of:=3.60714683E-019*SQRT([.A16])+0.54259847" office:value-type="float" office:value="0.542598485936981" calcext:value-type="float">
            <text:p>0.542598485936981</text:p>
          </table:table-cell>
          <table:table-cell table:formula="of:=POWER([.E16]-[.B16];2)" office:value-type="float" office:value="0.0000409793822990318" calcext:value-type="float">
            <text:p>4.09793822990318E-05</text:p>
          </table:table-cell>
          <table:table-cell table:formula="of:=2.1637187E-037*[.A16]+0.55152361" office:value-type="float" office:value="0.55152361" calcext:value-type="float">
            <text:p>0.55152361</text:p>
          </table:table-cell>
          <table:table-cell table:formula="of:=POWER([.G16]-[.B16];2)" office:value-type="float" office:value="0.00000636860743210229" calcext:value-type="float">
            <text:p>6.36860743210229E-06</text:p>
          </table:table-cell>
          <table:table-cell table:formula="of:=[.A16]*LOG([.A16];2)" office:value-type="float" office:value="1.38057572337264E+023" calcext:value-type="float">
            <text:p>1.38057572337264E+023</text:p>
          </table:table-cell>
          <table:table-cell table:formula="of:=POWER([.I16]-[.B16];2)" office:value-type="float" office:value="1.90598932796589E+046" calcext:value-type="float">
            <text:p>1.90598932796589E+046</text:p>
          </table:table-cell>
          <table:table-cell table:formula="of:=POWER([.A16];2)" office:value-type="float" office:value="3.81038555065857E+042" calcext:value-type="float">
            <text:p>3.81038555065857E+042</text:p>
          </table:table-cell>
          <table:table-cell table:formula="of:=POWER([.K16]-[.B16];2)" office:value-type="float" office:value="1.45190380446676E+085" calcext:value-type="float">
            <text:p>1.45190380446676E+085</text:p>
          </table:table-cell>
          <table:table-cell table:formula="of:=POWER([.A16];3)" office:value-type="float" office:value="7.43795218960591E+063" calcext:value-type="float">
            <text:p>7.43795218960591E+063</text:p>
          </table:table-cell>
          <table:table-cell table:formula="of:=POWER([.M16]-[.B16];2)" office:value-type="float" office:value="5.53231327748634E+127" calcext:value-type="float">
            <text:p>5.53231327748634E+127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2" calcext:value-type="float">
            <text:p>1.95202088888889E+022</text:p>
          </table:table-cell>
          <table:table-cell table:style-name="ce5" office:value-type="float" office:value="0.572" calcext:value-type="float">
            <text:p>0.572</text:p>
          </table:table-cell>
          <table:table-cell table:formula="of:=0.00746012*LOG([.A17];2)+0.02715532" office:value-type="float" office:value="0.579557709565853" calcext:value-type="float">
            <text:p>0.579557709565853</text:p>
          </table:table-cell>
          <table:table-cell table:formula="of:=POWER([.C17]-[.B17];2)" office:value-type="float" office:value="0.0000571189738817926" calcext:value-type="float">
            <text:p>5.71189738817926E-05</text:p>
          </table:table-cell>
          <table:table-cell table:formula="of:=3.60714683E-019*SQRT([.A17])+0.54259847" office:value-type="float" office:value="0.542598520397159" calcext:value-type="float">
            <text:p>0.542598520397159</text:p>
          </table:table-cell>
          <table:table-cell table:formula="of:=POWER([.E17]-[.B17];2)" office:value-type="float" office:value="0.000864447002836295" calcext:value-type="float">
            <text:p>0.000864447002836</text:p>
          </table:table-cell>
          <table:table-cell table:formula="of:=2.1637187E-037*[.A17]+0.55152361" office:value-type="float" office:value="0.551523610000004" calcext:value-type="float">
            <text:p>0.551523610000004</text:p>
          </table:table-cell>
          <table:table-cell table:formula="of:=POWER([.G17]-[.B17];2)" office:value-type="float" office:value="0.000419282547431923" calcext:value-type="float">
            <text:p>0.000419282547432</text:p>
          </table:table-cell>
          <table:table-cell table:formula="of:=[.A17]*LOG([.A17];2)" office:value-type="float" office:value="1.44542045369871E+024" calcext:value-type="float">
            <text:p>1.44542045369871E+024</text:p>
          </table:table-cell>
          <table:table-cell table:formula="of:=POWER([.I17]-[.B17];2)" office:value-type="float" office:value="2.08924028797059E+048" calcext:value-type="float">
            <text:p>2.08924028797059E+048</text:p>
          </table:table-cell>
          <table:table-cell table:formula="of:=POWER([.A17];2)" office:value-type="float" office:value="3.81038555065857E+044" calcext:value-type="float">
            <text:p>3.81038555065857E+044</text:p>
          </table:table-cell>
          <table:table-cell table:formula="of:=POWER([.K17]-[.B17];2)" office:value-type="float" office:value="1.45190380446676E+089" calcext:value-type="float">
            <text:p>1.45190380446676E+089</text:p>
          </table:table-cell>
          <table:table-cell table:formula="of:=POWER([.A17];3)" office:value-type="float" office:value="7.43795218960592E+066" calcext:value-type="float">
            <text:p>7.43795218960592E+066</text:p>
          </table:table-cell>
          <table:table-cell table:formula="of:=POWER([.M17]-[.B17];2)" office:value-type="float" office:value="5.53231327748634E+133" calcext:value-type="float">
            <text:p>5.53231327748634E+133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3" calcext:value-type="float">
            <text:p>1.95202088888889E+023</text:p>
          </table:table-cell>
          <table:table-cell table:style-name="ce5" office:value-type="float" office:value="0.607" calcext:value-type="float">
            <text:p>0.607</text:p>
          </table:table-cell>
          <table:table-cell table:formula="of:=0.00746012*LOG([.A18];2)+0.02715532" office:value-type="float" office:value="0.604339691785084" calcext:value-type="float">
            <text:p>0.604339691785084</text:p>
          </table:table-cell>
          <table:table-cell table:formula="of:=POWER([.C18]-[.B18];2)" office:value-type="float" office:value="0.00000707723979834676" calcext:value-type="float">
            <text:p>7.07723979834676E-06</text:p>
          </table:table-cell>
          <table:table-cell table:formula="of:=3.60714683E-019*SQRT([.A18])+0.54259847" office:value-type="float" office:value="0.542598629369809" calcext:value-type="float">
            <text:p>0.542598629369809</text:p>
          </table:table-cell>
          <table:table-cell table:formula="of:=POWER([.E18]-[.B18];2)" office:value-type="float" office:value="0.00414753653904726" calcext:value-type="float">
            <text:p>0.004147536539047</text:p>
          </table:table-cell>
          <table:table-cell table:formula="of:=2.1637187E-037*[.A18]+0.55152361" office:value-type="float" office:value="0.551523610000042" calcext:value-type="float">
            <text:p>0.551523610000042</text:p>
          </table:table-cell>
          <table:table-cell table:formula="of:=POWER([.G18]-[.B18];2)" office:value-type="float" office:value="0.00307762984742741" calcext:value-type="float">
            <text:p>0.003077629847427</text:p>
          </table:table-cell>
          <table:table-cell table:formula="of:=[.A18]*LOG([.A18];2)" office:value-type="float" office:value="1.51026518402478E+025" calcext:value-type="float">
            <text:p>1.51026518402478E+025</text:p>
          </table:table-cell>
          <table:table-cell table:formula="of:=POWER([.I18]-[.B18];2)" office:value-type="float" office:value="2.28090092607741E+050" calcext:value-type="float">
            <text:p>2.28090092607741E+050</text:p>
          </table:table-cell>
          <table:table-cell table:formula="of:=POWER([.A18];2)" office:value-type="float" office:value="3.81038555065857E+046" calcext:value-type="float">
            <text:p>3.81038555065857E+046</text:p>
          </table:table-cell>
          <table:table-cell table:formula="of:=POWER([.K18]-[.B18];2)" office:value-type="float" office:value="1.45190380446676E+093" calcext:value-type="float">
            <text:p>1.45190380446676E+093</text:p>
          </table:table-cell>
          <table:table-cell table:formula="of:=POWER([.A18];3)" office:value-type="float" office:value="7.43795218960592E+069" calcext:value-type="float">
            <text:p>7.43795218960592E+069</text:p>
          </table:table-cell>
          <table:table-cell table:formula="of:=POWER([.M18]-[.B18];2)" office:value-type="float" office:value="5.53231327748635E+139" calcext:value-type="float">
            <text:p>5.53231327748635E+139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4" calcext:value-type="float">
            <text:p>1.95202088888889E+024</text:p>
          </table:table-cell>
          <table:table-cell table:style-name="ce5" office:value-type="float" office:value="0.624" calcext:value-type="float">
            <text:p>0.624</text:p>
          </table:table-cell>
          <table:table-cell table:formula="of:=0.00746012*LOG([.A19];2)+0.02715532" office:value-type="float" office:value="0.629121674004316" calcext:value-type="float">
            <text:p>0.629121674004316</text:p>
          </table:table-cell>
          <table:table-cell table:formula="of:=POWER([.C19]-[.B19];2)" office:value-type="float" office:value="0.0000262315446064813" calcext:value-type="float">
            <text:p>2.62315446064813E-05</text:p>
          </table:table-cell>
          <table:table-cell table:formula="of:=3.60714683E-019*SQRT([.A19])+0.54259847" office:value-type="float" office:value="0.542598973971586" calcext:value-type="float">
            <text:p>0.542598973971586</text:p>
          </table:table-cell>
          <table:table-cell table:formula="of:=POWER([.E19]-[.B19];2)" office:value-type="float" office:value="0.00662612703847859" calcext:value-type="float">
            <text:p>0.006626127038479</text:p>
          </table:table-cell>
          <table:table-cell table:formula="of:=2.1637187E-037*[.A19]+0.55152361" office:value-type="float" office:value="0.551523610000422" calcext:value-type="float">
            <text:p>0.551523610000422</text:p>
          </table:table-cell>
          <table:table-cell table:formula="of:=POWER([.G19]-[.B19];2)" office:value-type="float" office:value="0.00525282710737087" calcext:value-type="float">
            <text:p>0.005252827107371</text:p>
          </table:table-cell>
          <table:table-cell table:formula="of:=[.A19]*LOG([.A19];2)" office:value-type="float" office:value="1.57510991435085E+026" calcext:value-type="float">
            <text:p>1.57510991435085E+026</text:p>
          </table:table-cell>
          <table:table-cell table:formula="of:=POWER([.I19]-[.B19];2)" office:value-type="float" office:value="2.48097124228635E+052" calcext:value-type="float">
            <text:p>2.48097124228635E+052</text:p>
          </table:table-cell>
          <table:table-cell table:formula="of:=POWER([.A19];2)" office:value-type="float" office:value="3.81038555065857E+048" calcext:value-type="float">
            <text:p>3.81038555065857E+048</text:p>
          </table:table-cell>
          <table:table-cell table:formula="of:=POWER([.K19]-[.B19];2)" office:value-type="float" office:value="1.45190380446676E+097" calcext:value-type="float">
            <text:p>1.45190380446676E+097</text:p>
          </table:table-cell>
          <table:table-cell table:formula="of:=POWER([.A19];3)" office:value-type="float" office:value="7.43795218960592E+072" calcext:value-type="float">
            <text:p>7.43795218960592E+072</text:p>
          </table:table-cell>
          <table:table-cell table:formula="of:=POWER([.M19]-[.B19];2)" office:value-type="float" office:value="5.53231327748634E+145" calcext:value-type="float">
            <text:p>5.53231327748634E+145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5" calcext:value-type="float">
            <text:p>1.95202088888889E+025</text:p>
          </table:table-cell>
          <table:table-cell table:style-name="ce5" office:value-type="float" office:value="0.643" calcext:value-type="float">
            <text:p>0.643</text:p>
          </table:table-cell>
          <table:table-cell table:formula="of:=0.00746012*LOG([.A20];2)+0.02715532" office:value-type="float" office:value="0.653903656223547" calcext:value-type="float">
            <text:p>0.653903656223547</text:p>
          </table:table-cell>
          <table:table-cell table:formula="of:=POWER([.C20]-[.B20];2)" office:value-type="float" office:value="0.000118889719041287" calcext:value-type="float">
            <text:p>0.000118889719041</text:p>
          </table:table-cell>
          <table:table-cell table:formula="of:=3.60714683E-019*SQRT([.A20])+0.54259847" office:value-type="float" office:value="0.542600063698086" calcext:value-type="float">
            <text:p>0.542600063698086</text:p>
          </table:table-cell>
          <table:table-cell table:formula="of:=POWER([.E20]-[.B20];2)" office:value-type="float" office:value="0.0100801472094283" calcext:value-type="float">
            <text:p>0.010080147209428</text:p>
          </table:table-cell>
          <table:table-cell table:formula="of:=2.1637187E-037*[.A20]+0.55152361" office:value-type="float" office:value="0.551523610004224" calcext:value-type="float">
            <text:p>0.551523610004224</text:p>
          </table:table-cell>
          <table:table-cell table:formula="of:=POWER([.G20]-[.B20];2)" office:value-type="float" office:value="0.00836792992665937" calcext:value-type="float">
            <text:p>0.008367929926659</text:p>
          </table:table-cell>
          <table:table-cell table:formula="of:=[.A20]*LOG([.A20];2)" office:value-type="float" office:value="1.63995464467692E+027" calcext:value-type="float">
            <text:p>1.63995464467692E+027</text:p>
          </table:table-cell>
          <table:table-cell table:formula="of:=POWER([.I20]-[.B20];2)" office:value-type="float" office:value="2.68945123659741E+054" calcext:value-type="float">
            <text:p>2.68945123659741E+054</text:p>
          </table:table-cell>
          <table:table-cell table:formula="of:=POWER([.A20];2)" office:value-type="float" office:value="3.81038555065857E+050" calcext:value-type="float">
            <text:p>3.81038555065857E+050</text:p>
          </table:table-cell>
          <table:table-cell table:formula="of:=POWER([.K20]-[.B20];2)" office:value-type="float" office:value="1.45190380446676E+101" calcext:value-type="float">
            <text:p>1.45190380446676E+101</text:p>
          </table:table-cell>
          <table:table-cell table:formula="of:=POWER([.A20];3)" office:value-type="float" office:value="7.43795218960592E+075" calcext:value-type="float">
            <text:p>7.43795218960592E+075</text:p>
          </table:table-cell>
          <table:table-cell table:formula="of:=POWER([.M20]-[.B20];2)" office:value-type="float" office:value="5.53231327748634E+151" calcext:value-type="float">
            <text:p>5.53231327748634E+151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6" calcext:value-type="float">
            <text:p>1.95202088888889E+026</text:p>
          </table:table-cell>
          <table:table-cell table:style-name="ce5" office:value-type="float" office:value="0.691" calcext:value-type="float">
            <text:p>0.691</text:p>
          </table:table-cell>
          <table:table-cell table:formula="of:=0.00746012*LOG([.A21];2)+0.02715532" office:value-type="float" office:value="0.678685638442778" calcext:value-type="float">
            <text:p>0.678685638442778</text:p>
          </table:table-cell>
          <table:table-cell table:formula="of:=POWER([.C21]-[.B21];2)" office:value-type="float" office:value="0.000151643500561992" calcext:value-type="float">
            <text:p>0.000151643500562</text:p>
          </table:table-cell>
          <table:table-cell table:formula="of:=3.60714683E-019*SQRT([.A21])+0.54259847" office:value-type="float" office:value="0.542603509715856" calcext:value-type="float">
            <text:p>0.542603509715856</text:p>
          </table:table-cell>
          <table:table-cell table:formula="of:=POWER([.E21]-[.B21];2)" office:value-type="float" office:value="0.0220215183286521" calcext:value-type="float">
            <text:p>0.022021518328652</text:p>
          </table:table-cell>
          <table:table-cell table:formula="of:=2.1637187E-037*[.A21]+0.55152361" office:value-type="float" office:value="0.551523610042236" calcext:value-type="float">
            <text:p>0.551523610042236</text:p>
          </table:table-cell>
          <table:table-cell table:formula="of:=POWER([.G21]-[.B21];2)" office:value-type="float" office:value="0.0194536633556502" calcext:value-type="float">
            <text:p>0.01945366335565</text:p>
          </table:table-cell>
          <table:table-cell table:formula="of:=[.A21]*LOG([.A21];2)" office:value-type="float" office:value="1.70479937500299E+028" calcext:value-type="float">
            <text:p>1.70479937500299E+028</text:p>
          </table:table-cell>
          <table:table-cell table:formula="of:=POWER([.I21]-[.B21];2)" office:value-type="float" office:value="2.90634090901059E+056" calcext:value-type="float">
            <text:p>2.90634090901059E+056</text:p>
          </table:table-cell>
          <table:table-cell table:formula="of:=POWER([.A21];2)" office:value-type="float" office:value="3.81038555065857E+052" calcext:value-type="float">
            <text:p>3.81038555065857E+052</text:p>
          </table:table-cell>
          <table:table-cell table:formula="of:=POWER([.K21]-[.B21];2)" office:value-type="float" office:value="1.45190380446676E+105" calcext:value-type="float">
            <text:p>1.45190380446676E+105</text:p>
          </table:table-cell>
          <table:table-cell table:formula="of:=POWER([.A21];3)" office:value-type="float" office:value="7.43795218960592E+078" calcext:value-type="float">
            <text:p>7.43795218960592E+078</text:p>
          </table:table-cell>
          <table:table-cell table:formula="of:=POWER([.M21]-[.B21];2)" office:value-type="float" office:value="5.53231327748634E+157" calcext:value-type="float">
            <text:p>5.53231327748634E+157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7" calcext:value-type="float">
            <text:p>1.95202088888889E+027</text:p>
          </table:table-cell>
          <table:table-cell table:style-name="ce5" office:value-type="float" office:value="0.702" calcext:value-type="float">
            <text:p>0.702</text:p>
          </table:table-cell>
          <table:table-cell table:formula="of:=0.00746012*LOG([.A22];2)+0.02715532" office:value-type="float" office:value="0.703467620662009" calcext:value-type="float">
            <text:p>0.703467620662009</text:p>
          </table:table-cell>
          <table:table-cell table:formula="of:=POWER([.C22]-[.B22];2)" office:value-type="float" office:value="0.00000215391040755543" calcext:value-type="float">
            <text:p>2.15391040755543E-06</text:p>
          </table:table-cell>
          <table:table-cell table:formula="of:=3.60714683E-019*SQRT([.A22])+0.54259847" office:value-type="float" office:value="0.542614406980864" calcext:value-type="float">
            <text:p>0.542614406980864</text:p>
          </table:table-cell>
          <table:table-cell table:formula="of:=POWER([.E22]-[.B22];2)" office:value-type="float" office:value="0.0254037672620616" calcext:value-type="float">
            <text:p>0.025403767262062</text:p>
          </table:table-cell>
          <table:table-cell table:formula="of:=2.1637187E-037*[.A22]+0.55152361" office:value-type="float" office:value="0.551523610422362" calcext:value-type="float">
            <text:p>0.551523610422362</text:p>
          </table:table-cell>
          <table:table-cell table:formula="of:=POWER([.G22]-[.B22];2)" office:value-type="float" office:value="0.0226431438203209" calcext:value-type="float">
            <text:p>0.022643143820321</text:p>
          </table:table-cell>
          <table:table-cell table:formula="of:=[.A22]*LOG([.A22];2)" office:value-type="float" office:value="1.76964410532906E+029" calcext:value-type="float">
            <text:p>1.76964410532906E+029</text:p>
          </table:table-cell>
          <table:table-cell table:formula="of:=POWER([.I22]-[.B22];2)" office:value-type="float" office:value="3.1316402595259E+058" calcext:value-type="float">
            <text:p>3.1316402595259E+058</text:p>
          </table:table-cell>
          <table:table-cell table:formula="of:=POWER([.A22];2)" office:value-type="float" office:value="3.81038555065857E+054" calcext:value-type="float">
            <text:p>3.81038555065857E+054</text:p>
          </table:table-cell>
          <table:table-cell table:formula="of:=POWER([.K22]-[.B22];2)" office:value-type="float" office:value="1.45190380446676E+109" calcext:value-type="float">
            <text:p>1.45190380446676E+109</text:p>
          </table:table-cell>
          <table:table-cell table:formula="of:=POWER([.A22];3)" office:value-type="float" office:value="7.43795218960592E+081" calcext:value-type="float">
            <text:p>7.43795218960592E+081</text:p>
          </table:table-cell>
          <table:table-cell table:formula="of:=POWER([.M22]-[.B22];2)" office:value-type="float" office:value="5.53231327748634E+163" calcext:value-type="float">
            <text:p>5.53231327748634E+163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8" calcext:value-type="float">
            <text:p>1.95202088888889E+028</text:p>
          </table:table-cell>
          <table:table-cell table:style-name="ce5" office:value-type="float" office:value="0.727" calcext:value-type="float">
            <text:p>0.727</text:p>
          </table:table-cell>
          <table:table-cell table:formula="of:=0.00746012*LOG([.A23];2)+0.02715532" office:value-type="float" office:value="0.72824960288124" calcext:value-type="float">
            <text:p>0.72824960288124</text:p>
          </table:table-cell>
          <table:table-cell table:formula="of:=POWER([.C23]-[.B23];2)" office:value-type="float" office:value="0.00000156150736080355" calcext:value-type="float">
            <text:p>1.56150736080355E-06</text:p>
          </table:table-cell>
          <table:table-cell table:formula="of:=3.60714683E-019*SQRT([.A23])+0.54259847" office:value-type="float" office:value="0.542648867158557" calcext:value-type="float">
            <text:p>0.542648867158557</text:p>
          </table:table-cell>
          <table:table-cell table:formula="of:=POWER([.E23]-[.B23];2)" office:value-type="float" office:value="0.0339853401799234" calcext:value-type="float">
            <text:p>0.033985340179923</text:p>
          </table:table-cell>
          <table:table-cell table:formula="of:=2.1637187E-037*[.A23]+0.55152361" office:value-type="float" office:value="0.551523614223624" calcext:value-type="float">
            <text:p>0.551523614223624</text:p>
          </table:table-cell>
          <table:table-cell table:formula="of:=POWER([.G23]-[.B23];2)" office:value-type="float" office:value="0.0307919619651395" calcext:value-type="float">
            <text:p>0.03079196196514</text:p>
          </table:table-cell>
          <table:table-cell table:formula="of:=[.A23]*LOG([.A23];2)" office:value-type="float" office:value="1.83448883565513E+030" calcext:value-type="float">
            <text:p>1.83448883565513E+030</text:p>
          </table:table-cell>
          <table:table-cell table:formula="of:=POWER([.I23]-[.B23];2)" office:value-type="float" office:value="3.36534928814332E+060" calcext:value-type="float">
            <text:p>3.36534928814332E+060</text:p>
          </table:table-cell>
          <table:table-cell table:formula="of:=POWER([.A23];2)" office:value-type="float" office:value="3.81038555065857E+056" calcext:value-type="float">
            <text:p>3.81038555065857E+056</text:p>
          </table:table-cell>
          <table:table-cell table:formula="of:=POWER([.K23]-[.B23];2)" office:value-type="float" office:value="1.45190380446676E+113" calcext:value-type="float">
            <text:p>1.45190380446676E+113</text:p>
          </table:table-cell>
          <table:table-cell table:formula="of:=POWER([.A23];3)" office:value-type="float" office:value="7.43795218960591E+084" calcext:value-type="float">
            <text:p>7.43795218960591E+084</text:p>
          </table:table-cell>
          <table:table-cell table:formula="of:=POWER([.M23]-[.B23];2)" office:value-type="float" office:value="5.53231327748634E+169" calcext:value-type="float">
            <text:p>5.53231327748634E+169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29" calcext:value-type="float">
            <text:p>1.95202088888889E+029</text:p>
          </table:table-cell>
          <table:table-cell table:style-name="ce5" office:value-type="float" office:value="0.755" calcext:value-type="float">
            <text:p>0.755</text:p>
          </table:table-cell>
          <table:table-cell table:formula="of:=0.00746012*LOG([.A24];2)+0.02715532" office:value-type="float" office:value="0.753031585100471" calcext:value-type="float">
            <text:p>0.753031585100471</text:p>
          </table:table-cell>
          <table:table-cell table:formula="of:=POWER([.C24]-[.B24];2)" office:value-type="float" office:value="0.00000387465721668791" calcext:value-type="float">
            <text:p>3.87465721668791E-06</text:p>
          </table:table-cell>
          <table:table-cell table:formula="of:=3.60714683E-019*SQRT([.A24])+0.54259847" office:value-type="float" office:value="0.542757839808641" calcext:value-type="float">
            <text:p>0.542757839808641</text:p>
          </table:table-cell>
          <table:table-cell table:formula="of:=POWER([.E24]-[.B24];2)" office:value-type="float" office:value="0.0450467345626946" calcext:value-type="float">
            <text:p>0.045046734562695</text:p>
          </table:table-cell>
          <table:table-cell table:formula="of:=2.1637187E-037*[.A24]+0.55152361" office:value-type="float" office:value="0.551523652236241" calcext:value-type="float">
            <text:p>0.551523652236241</text:p>
          </table:table-cell>
          <table:table-cell table:formula="of:=POWER([.G24]-[.B24];2)" office:value-type="float" office:value="0.0414026240992782" calcext:value-type="float">
            <text:p>0.041402624099278</text:p>
          </table:table-cell>
          <table:table-cell table:formula="of:=[.A24]*LOG([.A24];2)" office:value-type="float" office:value="1.8993335659812E+031" calcext:value-type="float">
            <text:p>1.8993335659812E+031</text:p>
          </table:table-cell>
          <table:table-cell table:formula="of:=POWER([.I24]-[.B24];2)" office:value-type="float" office:value="3.60746799486287E+062" calcext:value-type="float">
            <text:p>3.60746799486287E+062</text:p>
          </table:table-cell>
          <table:table-cell table:formula="of:=POWER([.A24];2)" office:value-type="float" office:value="3.81038555065857E+058" calcext:value-type="float">
            <text:p>3.81038555065857E+058</text:p>
          </table:table-cell>
          <table:table-cell table:formula="of:=POWER([.K24]-[.B24];2)" office:value-type="float" office:value="1.45190380446676E+117" calcext:value-type="float">
            <text:p>1.45190380446676E+117</text:p>
          </table:table-cell>
          <table:table-cell table:formula="of:=POWER([.A24];3)" office:value-type="float" office:value="7.43795218960592E+087" calcext:value-type="float">
            <text:p>7.43795218960592E+087</text:p>
          </table:table-cell>
          <table:table-cell table:formula="of:=POWER([.M24]-[.B24];2)" office:value-type="float" office:value="5.53231327748635E+175" calcext:value-type="float">
            <text:p>5.53231327748635E+175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30" calcext:value-type="float">
            <text:p>1.95202088888889E+030</text:p>
          </table:table-cell>
          <table:table-cell table:style-name="ce5" office:value-type="float" office:value="0.769" calcext:value-type="float">
            <text:p>0.769</text:p>
          </table:table-cell>
          <table:table-cell table:formula="of:=0.00746012*LOG([.A25];2)+0.02715532" office:value-type="float" office:value="0.777813567319702" calcext:value-type="float">
            <text:p>0.777813567319702</text:p>
          </table:table-cell>
          <table:table-cell table:formula="of:=POWER([.C25]-[.B25];2)" office:value-type="float" office:value="0.0000776789688989222" calcext:value-type="float">
            <text:p>7.76789688989222E-05</text:p>
          </table:table-cell>
          <table:table-cell table:formula="of:=3.60714683E-019*SQRT([.A25])+0.54259847" office:value-type="float" office:value="0.54310244158557" calcext:value-type="float">
            <text:p>0.54310244158557</text:p>
          </table:table-cell>
          <table:table-cell table:formula="of:=POWER([.E25]-[.B25];2)" office:value-type="float" office:value="0.051029706897601" calcext:value-type="float">
            <text:p>0.051029706897601</text:p>
          </table:table-cell>
          <table:table-cell table:formula="of:=2.1637187E-037*[.A25]+0.55152361" office:value-type="float" office:value="0.55152403236241" calcext:value-type="float">
            <text:p>0.55152403236241</text:p>
          </table:table-cell>
          <table:table-cell table:formula="of:=POWER([.G25]-[.B25];2)" office:value-type="float" office:value="0.0472957964999061" calcext:value-type="float">
            <text:p>0.047295796499906</text:p>
          </table:table-cell>
          <table:table-cell table:formula="of:=[.A25]*LOG([.A25];2)" office:value-type="float" office:value="1.96417829630727E+032" calcext:value-type="float">
            <text:p>1.96417829630727E+032</text:p>
          </table:table-cell>
          <table:table-cell table:formula="of:=POWER([.I25]-[.B25];2)" office:value-type="float" office:value="3.85799637968454E+064" calcext:value-type="float">
            <text:p>3.85799637968454E+064</text:p>
          </table:table-cell>
          <table:table-cell table:formula="of:=POWER([.A25];2)" office:value-type="float" office:value="3.81038555065857E+060" calcext:value-type="float">
            <text:p>3.81038555065857E+060</text:p>
          </table:table-cell>
          <table:table-cell table:formula="of:=POWER([.K25]-[.B25];2)" office:value-type="float" office:value="1.45190380446676E+121" calcext:value-type="float">
            <text:p>1.45190380446676E+121</text:p>
          </table:table-cell>
          <table:table-cell table:formula="of:=POWER([.A25];3)" office:value-type="float" office:value="7.43795218960592E+090" calcext:value-type="float">
            <text:p>7.43795218960592E+090</text:p>
          </table:table-cell>
          <table:table-cell table:formula="of:=POWER([.M25]-[.B25];2)" office:value-type="float" office:value="5.53231327748634E+181" calcext:value-type="float">
            <text:p>5.53231327748634E+181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31" calcext:value-type="float">
            <text:p>1.95202088888889E+031</text:p>
          </table:table-cell>
          <table:table-cell table:style-name="ce5" office:value-type="float" office:value="0.786" calcext:value-type="float">
            <text:p>0.786</text:p>
          </table:table-cell>
          <table:table-cell table:formula="of:=0.00746012*LOG([.A26];2)+0.02715532" office:value-type="float" office:value="0.802595549538933" calcext:value-type="float">
            <text:p>0.802595549538933</text:p>
          </table:table-cell>
          <table:table-cell table:formula="of:=POWER([.C26]-[.B26];2)" office:value-type="float" office:value="0.000275412264499188" calcext:value-type="float">
            <text:p>0.000275412264499</text:p>
          </table:table-cell>
          <table:table-cell table:formula="of:=3.60714683E-019*SQRT([.A26])+0.54259847" office:value-type="float" office:value="0.544192168086406" calcext:value-type="float">
            <text:p>0.544192168086406</text:p>
          </table:table-cell>
          <table:table-cell table:formula="of:=POWER([.E26]-[.B26];2)" office:value-type="float" office:value="0.0584710275747527" calcext:value-type="float">
            <text:p>0.058471027574753</text:p>
          </table:table-cell>
          <table:table-cell table:formula="of:=2.1637187E-037*[.A26]+0.55152361" office:value-type="float" office:value="0.5515278336241" calcext:value-type="float">
            <text:p>0.5515278336241</text:p>
          </table:table-cell>
          <table:table-cell table:formula="of:=POWER([.G26]-[.B26];2)" office:value-type="float" office:value="0.0549771968050077" calcext:value-type="float">
            <text:p>0.054977196805008</text:p>
          </table:table-cell>
          <table:table-cell table:formula="of:=[.A26]*LOG([.A26];2)" office:value-type="float" office:value="2.02902302663334E+033" calcext:value-type="float">
            <text:p>2.02902302663334E+033</text:p>
          </table:table-cell>
          <table:table-cell table:formula="of:=POWER([.I26]-[.B26];2)" office:value-type="float" office:value="4.11693444260833E+066" calcext:value-type="float">
            <text:p>4.11693444260833E+066</text:p>
          </table:table-cell>
          <table:table-cell table:formula="of:=POWER([.A26];2)" office:value-type="float" office:value="3.81038555065857E+062" calcext:value-type="float">
            <text:p>3.81038555065857E+062</text:p>
          </table:table-cell>
          <table:table-cell table:formula="of:=POWER([.K26]-[.B26];2)" office:value-type="float" office:value="1.45190380446676E+125" calcext:value-type="float">
            <text:p>1.45190380446676E+125</text:p>
          </table:table-cell>
          <table:table-cell table:formula="of:=POWER([.A26];3)" office:value-type="float" office:value="7.43795218960592E+093" calcext:value-type="float">
            <text:p>7.43795218960592E+093</text:p>
          </table:table-cell>
          <table:table-cell table:formula="of:=POWER([.M26]-[.B26];2)" office:value-type="float" office:value="5.53231327748634E+187" calcext:value-type="float">
            <text:p>5.53231327748634E+187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32" calcext:value-type="float">
            <text:p>1.95202088888889E+032</text:p>
          </table:table-cell>
          <table:table-cell table:style-name="ce5" office:value-type="float" office:value="0.82" calcext:value-type="float">
            <text:p>0.82</text:p>
          </table:table-cell>
          <table:table-cell table:formula="of:=0.00746012*LOG([.A27];2)+0.02715532" office:value-type="float" office:value="0.827377531758164" calcext:value-type="float">
            <text:p>0.827377531758164</text:p>
          </table:table-cell>
          <table:table-cell table:formula="of:=POWER([.C27]-[.B27];2)" office:value-type="float" office:value="0.0000544279748427253" calcext:value-type="float">
            <text:p>5.44279748427253E-05</text:p>
          </table:table-cell>
          <table:table-cell table:formula="of:=3.60714683E-019*SQRT([.A27])+0.54259847" office:value-type="float" office:value="0.547638185855696" calcext:value-type="float">
            <text:p>0.547638185855696</text:p>
          </table:table-cell>
          <table:table-cell table:formula="of:=POWER([.E27]-[.B27];2)" office:value-type="float" office:value="0.0741809578039762" calcext:value-type="float">
            <text:p>0.074180957803976</text:p>
          </table:table-cell>
          <table:table-cell table:formula="of:=2.1637187E-037*[.A27]+0.55152361" office:value-type="float" office:value="0.551565846241001" calcext:value-type="float">
            <text:p>0.551565846241001</text:p>
          </table:table-cell>
          <table:table-cell table:formula="of:=POWER([.G27]-[.B27];2)" office:value-type="float" office:value="0.07205689490431" calcext:value-type="float">
            <text:p>0.07205689490431</text:p>
          </table:table-cell>
          <table:table-cell table:formula="of:=[.A27]*LOG([.A27];2)" office:value-type="float" office:value="2.09386775695941E+034" calcext:value-type="float">
            <text:p>2.09386775695941E+034</text:p>
          </table:table-cell>
          <table:table-cell table:formula="of:=POWER([.I27]-[.B27];2)" office:value-type="float" office:value="4.38428218363424E+068" calcext:value-type="float">
            <text:p>4.38428218363424E+068</text:p>
          </table:table-cell>
          <table:table-cell table:formula="of:=POWER([.A27];2)" office:value-type="float" office:value="3.81038555065857E+064" calcext:value-type="float">
            <text:p>3.81038555065857E+064</text:p>
          </table:table-cell>
          <table:table-cell table:formula="of:=POWER([.K27]-[.B27];2)" office:value-type="float" office:value="1.45190380446676E+129" calcext:value-type="float">
            <text:p>1.45190380446676E+129</text:p>
          </table:table-cell>
          <table:table-cell table:formula="of:=POWER([.A27];3)" office:value-type="float" office:value="7.43795218960592E+096" calcext:value-type="float">
            <text:p>7.43795218960592E+096</text:p>
          </table:table-cell>
          <table:table-cell table:formula="of:=POWER([.M27]-[.B27];2)" office:value-type="float" office:value="5.53231327748634E+193" calcext:value-type="float">
            <text:p>5.53231327748634E+193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33" calcext:value-type="float">
            <text:p>1.95202088888889E+033</text:p>
          </table:table-cell>
          <table:table-cell table:style-name="ce5" office:value-type="float" office:value="0.832" calcext:value-type="float">
            <text:p>0.832</text:p>
          </table:table-cell>
          <table:table-cell table:formula="of:=0.00746012*LOG([.A28];2)+0.02715532" office:value-type="float" office:value="0.852159513977396" calcext:value-type="float">
            <text:p>0.852159513977396</text:p>
          </table:table-cell>
          <table:table-cell table:formula="of:=POWER([.C28]-[.B28];2)" office:value-type="float" office:value="0.000406406003804807" calcext:value-type="float">
            <text:p>0.000406406003805</text:p>
          </table:table-cell>
          <table:table-cell table:formula="of:=3.60714683E-019*SQRT([.A28])+0.54259847" office:value-type="float" office:value="0.558535450864065" calcext:value-type="float">
            <text:p>0.558535450864065</text:p>
          </table:table-cell>
          <table:table-cell table:formula="of:=POWER([.E28]-[.B28];2)" office:value-type="float" office:value="0.0747828596341204" calcext:value-type="float">
            <text:p>0.074782859634121</text:p>
          </table:table-cell>
          <table:table-cell table:formula="of:=2.1637187E-037*[.A28]+0.55152361" office:value-type="float" office:value="0.551945972410008" calcext:value-type="float">
            <text:p>0.551945972410008</text:p>
          </table:table-cell>
          <table:table-cell table:formula="of:=POWER([.G28]-[.B28];2)" office:value-type="float" office:value="0.078430258369376" calcext:value-type="float">
            <text:p>0.078430258369376</text:p>
          </table:table-cell>
          <table:table-cell table:formula="of:=[.A28]*LOG([.A28];2)" office:value-type="float" office:value="2.15871248728548E+035" calcext:value-type="float">
            <text:p>2.15871248728548E+035</text:p>
          </table:table-cell>
          <table:table-cell table:formula="of:=POWER([.I28]-[.B28];2)" office:value-type="float" office:value="4.66003960276227E+070" calcext:value-type="float">
            <text:p>4.66003960276227E+070</text:p>
          </table:table-cell>
          <table:table-cell table:formula="of:=POWER([.A28];2)" office:value-type="float" office:value="3.81038555065857E+066" calcext:value-type="float">
            <text:p>3.81038555065857E+066</text:p>
          </table:table-cell>
          <table:table-cell table:formula="of:=POWER([.K28]-[.B28];2)" office:value-type="float" office:value="1.45190380446676E+133" calcext:value-type="float">
            <text:p>1.45190380446676E+133</text:p>
          </table:table-cell>
          <table:table-cell table:formula="of:=POWER([.A28];3)" office:value-type="float" office:value="7.43795218960592E+099" calcext:value-type="float">
            <text:p>7.43795218960592E+099</text:p>
          </table:table-cell>
          <table:table-cell table:formula="of:=POWER([.M28]-[.B28];2)" office:value-type="float" office:value="5.53231327748634E+199" calcext:value-type="float">
            <text:p>5.53231327748634E+199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34" calcext:value-type="float">
            <text:p>1.95202088888889E+034</text:p>
          </table:table-cell>
          <table:table-cell table:style-name="ce5" office:value-type="float" office:value="0.871" calcext:value-type="float">
            <text:p>0.871</text:p>
          </table:table-cell>
          <table:table-cell table:formula="of:=0.00746012*LOG([.A29];2)+0.02715532" office:value-type="float" office:value="0.876941496196627" calcext:value-type="float">
            <text:p>0.876941496196627</text:p>
          </table:table-cell>
          <table:table-cell table:formula="of:=POWER([.C29]-[.B29];2)" office:value-type="float" office:value="0.0000353013770545289" calcext:value-type="float">
            <text:p>3.53013770545289E-05</text:p>
          </table:table-cell>
          <table:table-cell table:formula="of:=3.60714683E-019*SQRT([.A29])+0.54259847" office:value-type="float" office:value="0.592995628556962" calcext:value-type="float">
            <text:p>0.592995628556962</text:p>
          </table:table-cell>
          <table:table-cell table:formula="of:=POWER([.E29]-[.B29];2)" office:value-type="float" office:value="0.0772864305414386" calcext:value-type="float">
            <text:p>0.077286430541439</text:p>
          </table:table-cell>
          <table:table-cell table:formula="of:=2.1637187E-037*[.A29]+0.55152361" office:value-type="float" office:value="0.55574723410008" calcext:value-type="float">
            <text:p>0.55574723410008</text:p>
          </table:table-cell>
          <table:table-cell table:formula="of:=POWER([.G29]-[.B29];2)" office:value-type="float" office:value="0.0993843064075501" calcext:value-type="float">
            <text:p>0.09938430640755</text:p>
          </table:table-cell>
          <table:table-cell table:formula="of:=[.A29]*LOG([.A29];2)" office:value-type="float" office:value="2.22355721761155E+036" calcext:value-type="float">
            <text:p>2.22355721761155E+036</text:p>
          </table:table-cell>
          <table:table-cell table:formula="of:=POWER([.I29]-[.B29];2)" office:value-type="float" office:value="4.94420669999243E+072" calcext:value-type="float">
            <text:p>4.94420669999243E+072</text:p>
          </table:table-cell>
          <table:table-cell table:formula="of:=POWER([.A29];2)" office:value-type="float" office:value="3.81038555065857E+068" calcext:value-type="float">
            <text:p>3.81038555065857E+068</text:p>
          </table:table-cell>
          <table:table-cell table:formula="of:=POWER([.K29]-[.B29];2)" office:value-type="float" office:value="1.45190380446676E+137" calcext:value-type="float">
            <text:p>1.45190380446676E+137</text:p>
          </table:table-cell>
          <table:table-cell table:formula="of:=POWER([.A29];3)" office:value-type="float" office:value="7.43795218960592E+102" calcext:value-type="float">
            <text:p>7.43795218960592E+102</text:p>
          </table:table-cell>
          <table:table-cell table:formula="of:=POWER([.M29]-[.B29];2)" office:value-type="float" office:value="5.53231327748634E+205" calcext:value-type="float">
            <text:p>5.53231327748634E+205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35" calcext:value-type="float">
            <text:p>1.95202088888889E+035</text:p>
          </table:table-cell>
          <table:table-cell table:style-name="ce5" office:value-type="float" office:value="0.918" calcext:value-type="float">
            <text:p>0.918</text:p>
          </table:table-cell>
          <table:table-cell table:formula="of:=0.00746012*LOG([.A30];2)+0.02715532" office:value-type="float" office:value="0.901723478415858" calcext:value-type="float">
            <text:p>0.901723478415858</text:p>
          </table:table-cell>
          <table:table-cell table:formula="of:=POWER([.C30]-[.B30];2)" office:value-type="float" office:value="0.000264925154879046" calcext:value-type="float">
            <text:p>0.000264925154879</text:p>
          </table:table-cell>
          <table:table-cell table:formula="of:=3.60714683E-019*SQRT([.A30])+0.54259847" office:value-type="float" office:value="0.701968278640645" calcext:value-type="float">
            <text:p>0.701968278640645</text:p>
          </table:table-cell>
          <table:table-cell table:formula="of:=POWER([.E30]-[.B30];2)" office:value-type="float" office:value="0.0466697046334861" calcext:value-type="float">
            <text:p>0.046669704633486</text:p>
          </table:table-cell>
          <table:table-cell table:formula="of:=2.1637187E-037*[.A30]+0.55152361" office:value-type="float" office:value="0.593759851000795" calcext:value-type="float">
            <text:p>0.593759851000795</text:p>
          </table:table-cell>
          <table:table-cell table:formula="of:=POWER([.G30]-[.B30];2)" office:value-type="float" office:value="0.105131674223027" calcext:value-type="float">
            <text:p>0.105131674223027</text:p>
          </table:table-cell>
          <table:table-cell table:formula="of:=[.A30]*LOG([.A30];2)" office:value-type="float" office:value="2.28840194793762E+037" calcext:value-type="float">
            <text:p>2.28840194793762E+037</text:p>
          </table:table-cell>
          <table:table-cell table:formula="of:=POWER([.I30]-[.B30];2)" office:value-type="float" office:value="5.2367834753247E+074" calcext:value-type="float">
            <text:p>5.2367834753247E+074</text:p>
          </table:table-cell>
          <table:table-cell table:formula="of:=POWER([.A30];2)" office:value-type="float" office:value="3.81038555065857E+070" calcext:value-type="float">
            <text:p>3.81038555065857E+070</text:p>
          </table:table-cell>
          <table:table-cell table:formula="of:=POWER([.K30]-[.B30];2)" office:value-type="float" office:value="1.45190380446676E+141" calcext:value-type="float">
            <text:p>1.45190380446676E+141</text:p>
          </table:table-cell>
          <table:table-cell table:formula="of:=POWER([.A30];3)" office:value-type="float" office:value="7.43795218960592E+105" calcext:value-type="float">
            <text:p>7.43795218960592E+105</text:p>
          </table:table-cell>
          <table:table-cell table:formula="of:=POWER([.M30]-[.B30];2)" office:value-type="float" office:value="5.53231327748634E+211" calcext:value-type="float">
            <text:p>5.53231327748634E+211</text:p>
          </table:table-cell>
          <table:table-cell table:number-columns-repeated="1010"/>
        </table:table-row>
        <table:table-row table:style-name="ro2">
          <table:table-cell table:style-name="ce3" office:value-type="float" office:value="1.95202088888889E+036" calcext:value-type="float">
            <text:p>1.95202088888889E+036</text:p>
          </table:table-cell>
          <table:table-cell table:style-name="ce5" office:value-type="float" office:value="0.938" calcext:value-type="float">
            <text:p>0.938</text:p>
          </table:table-cell>
          <table:table-cell table:formula="of:=0.00746012*LOG([.A31];2)+0.02715532" office:value-type="float" office:value="0.926505460635089" calcext:value-type="float">
            <text:p>0.926505460635089</text:p>
          </table:table-cell>
          <table:table-cell table:formula="of:=POWER([.C31]-[.B31];2)" office:value-type="float" office:value="0.00013212443521149" calcext:value-type="float">
            <text:p>0.000132124435211</text:p>
          </table:table-cell>
          <table:table-cell table:formula="of:=3.60714683E-019*SQRT([.A31])+0.54259847" office:value-type="float" office:value="1.04657005556962" calcext:value-type="float">
            <text:p>1.04657005556962</text:p>
          </table:table-cell>
          <table:table-cell table:formula="of:=POWER([.E31]-[.B31];2)" office:value-type="float" office:value="0.0117874569663904" calcext:value-type="float">
            <text:p>0.01178745696639</text:p>
          </table:table-cell>
          <table:table-cell table:formula="of:=2.1637187E-037*[.A31]+0.55152361" office:value-type="float" office:value="0.973886020007951" calcext:value-type="float">
            <text:p>0.973886020007951</text:p>
          </table:table-cell>
          <table:table-cell table:formula="of:=POWER([.G31]-[.B31];2)" office:value-type="float" office:value="0.00128780643201107" calcext:value-type="float">
            <text:p>0.001287806432011</text:p>
          </table:table-cell>
          <table:table-cell table:formula="of:=[.A31]*LOG([.A31];2)" office:value-type="float" office:value="2.35324667826369E+038" calcext:value-type="float">
            <text:p>2.35324667826369E+038</text:p>
          </table:table-cell>
          <table:table-cell table:formula="of:=POWER([.I31]-[.B31];2)" office:value-type="float" office:value="5.5377699287591E+076" calcext:value-type="float">
            <text:p>5.5377699287591E+076</text:p>
          </table:table-cell>
          <table:table-cell table:formula="of:=POWER([.A31];2)" office:value-type="float" office:value="3.81038555065857E+072" calcext:value-type="float">
            <text:p>3.81038555065857E+072</text:p>
          </table:table-cell>
          <table:table-cell table:formula="of:=POWER([.K31]-[.B31];2)" office:value-type="float" office:value="1.45190380446676E+145" calcext:value-type="float">
            <text:p>1.45190380446676E+145</text:p>
          </table:table-cell>
          <table:table-cell table:formula="of:=POWER([.A31];3)" office:value-type="float" office:value="7.43795218960592E+108" calcext:value-type="float">
            <text:p>7.43795218960592E+108</text:p>
          </table:table-cell>
          <table:table-cell table:formula="of:=POWER([.M31]-[.B31];2)" office:value-type="float" office:value="5.53231327748635E+217" calcext:value-type="float">
            <text:p>5.53231327748635E+21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AVERAGE([.D2:.D31])" office:value-type="float" office:value="0.000144994561349018" calcext:value-type="float">
            <text:p>0.000144994561349</text:p>
          </table:table-cell>
          <table:table-cell/>
          <table:table-cell table:formula="of:=AVERAGE([.F2:.F31])" office:value-type="float" office:value="0.0373514627489107" calcext:value-type="float">
            <text:p>0.037351462748911</text:p>
          </table:table-cell>
          <table:table-cell/>
          <table:table-cell table:formula="of:=AVERAGE([.H2:.H31])" office:value-type="float" office:value="0.0403931131640649" calcext:value-type="float">
            <text:p>0.040393113164065</text:p>
          </table:table-cell>
          <table:table-cell/>
          <table:table-cell table:formula="of:=AVERAGE([.J2:.J31])" office:value-type="float" office:value="1.86354562949345E+075" calcext:value-type="float">
            <text:p>1.86354562949345E+075</text:p>
          </table:table-cell>
          <table:table-cell/>
          <table:table-cell table:formula="of:=AVERAGE([.L2:.L31])" office:value-type="float" office:value="4.84016336455899E+143" calcext:value-type="float">
            <text:p>4.84016336455899E+143</text:p>
          </table:table-cell>
          <table:table-cell/>
          <table:table-cell table:formula="of:=AVERAGE([.N2:.N31])" office:value-type="float" office:value="1.84410626993505E+216" calcext:value-type="float">
            <text:p>1.84410626993505E+216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01P0"/>
    </number:currency-style>
    <number:currency-style style:name="N102P0" style:volatile="true">
      <number:number number:decimal-places="0" number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10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02P0"/>
    </number:currency-style>
    <number:number-style style:name="N103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13:40:41.144000000</meta:creation-date>
    <dc:date>2020-10-07T14:50:32.205000000</dc:date>
    <meta:editing-duration>PT12M25S</meta:editing-duration>
    <meta:editing-cycles>2</meta:editing-cycles>
    <meta:generator>LibreOffice/7.0.1.2$Windows_X86_64 LibreOffice_project/7cbcfc562f6eb6708b5ff7d7397325de9e764452</meta:generator>
    <meta:document-statistic meta:table-count="1" meta:cell-count="436" meta:object-count="0"/>
  </office:meta>
</office:document-meta>
</file>